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0000001E262FB580CB9CD0464.png" manifest:media-type="image/png"/>
  <manifest:file-entry manifest:full-path="Pictures/1000020100000113000000B772B8BB6821515E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cb1" officeooo:paragraph-rsid="00025c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MCU universo cinematográfico da Marvel</text:p>
      <text:p text:style-name="P1"><text:s/><draw:frame draw:style-name="fr1" draw:name="Image2" text:anchor-type="char" svg:x="10.366cm" svg:y="0.402cm" svg:width="7.276cm" svg:height="4.842cm" draw:z-index="1"><draw:image xlink:href="Pictures/1000020100000113000000B772B8BB6821515EFC.png" xlink:type="simple" xlink:show="embed" xlink:actuate="onLoad" loext:mime-type="image/png"/></draw:frame></text:p>
      <text:p text:style-name="P1"><draw:frame draw:style-name="fr1" draw:name="Image1" text:anchor-type="char" svg:x="-0.893cm" svg:y="0.462cm" svg:width="10.855cm" svg:height="4.36cm" draw:z-index="0"><draw:image xlink:href="Pictures/10000201000004B0000001E262FB580CB9CD0464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4:36:26.368661478</meta:creation-date>
    <dc:date>2022-04-14T14:47:09.723568656</dc:date>
    <meta:editing-duration>PT33S</meta:editing-duration>
    <meta:editing-cycles>1</meta:editing-cycles>
    <meta:document-statistic meta:table-count="0" meta:image-count="2" meta:object-count="0" meta:page-count="1" meta:paragraph-count="2" meta:word-count="5" meta:character-count="39" meta:non-whitespace-character-count="34"/>
    <meta:generator>LibreOffice/6.4.7.2$Linux_X86_64 LibreOffice_project/40$Build-2</meta:generator>
  </office:meta>
</office:document-meta>
</file>